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0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2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4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8">
      <style:graphic-properties fo:wrap-option="wrap" fo:padding-top="0.12in" fo:padding-bottom="0.1in" fo:padding-left="0.12in" fo:padding-right="0.12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40%" fo:text-align="justify" fo:text-align-last="star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drawing-page" style:name="a443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4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draw:fill="none" draw:stroke="solid" svg:stroke-width="0.01042in" svg:stroke-color="#000000" draw:marker-end="a568" svg:stroke-opacity="100%" draw:stroke-linejoin="miter" svg:stroke-linecap="butt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0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140%" fo:text-align="lef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40%" fo:text-align="lef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5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7" draw:stroke="none" draw:shadow="visible" draw:shadow-offset-x="0in" draw:shadow-offset-y="0.02778in" draw:shadow-color="#000000" draw:shadow-opacity="20%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1">
      <style:graphic-properties draw:fill="none" draw:stroke="solid" svg:stroke-width="0.01042in" svg:stroke-color="#000000" draw:marker-end="a570" svg:stroke-opacity="100%" draw:stroke-linejoin="miter" svg:stroke-linecap="butt"/>
    </style:style>
    <style:style style:family="paragraph" style:name="a503">
      <style:paragraph-properties fo:line-height="10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4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0" style:parent-style-name="Graphics">
      <style:graphic-properties draw:fill="none" fo:clip="rect(0in, 0in, 0in, 0in)" draw:stroke="none"/>
    </style:style>
    <style:style style:family="graphic" style:name="a623" style:parent-style-name="Graphics">
      <style:graphic-properties draw:fill="none" draw:stroke="none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draw:stroke="none"/>
    </style:style>
    <style:style style:family="text" style:name="a6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2" draw:stroke="none" draw:shadow="visible" draw:shadow-offset-x="0in" draw:shadow-offset-y="0.02778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none" draw:shadow="visible" draw:shadow-offset-x="0in" draw:shadow-offset-y="0.02778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40%" fo:text-align="lef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12in" fo:padding-bottom="0.1in" fo:padding-left="0.12in" fo:padding-right="0.12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2" draw:stroke="none" draw:shadow="visible" draw:shadow-offset-x="0in" draw:shadow-offset-y="0.02778in" draw:shadow-color="#000000" draw:shadow-opacity="2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7" draw:stroke="none" draw:shadow="visible" draw:shadow-offset-x="0in" draw:shadow-offset-y="0.02778in" draw:shadow-color="#000000" draw:shadow-opacity="20%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40%" fo:text-align="lef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2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 style:parent-style-name="Graphics">
      <style:graphic-properties draw:fill="none" draw:stroke="none"/>
    </style:style>
    <style:style style:family="paragraph" style:name="a641">
      <style:paragraph-properties fo:line-height="14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9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61111in" style:font-size-asian="0.61111in" style:font-size-complex="0.6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20%" fo:text-align="justify" fo:text-align-last="start" style:tab-stop-distance="1in" fo:margin-left="0.3125in" fo:margin-right="0in" fo:text-indent="-0.312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12in" fo:padding-bottom="0.1in" fo:padding-left="0.12in" fo:padding-right="0.12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12in" fo:padding-bottom="0.1in" fo:padding-left="0.12in" fo:padding-right="0.1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asian="ADLaM Display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2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17" draw:master-page-name="Master1-Layout1-title-Title-Slide" presentation:presentation-page-layout-name="Master1-PPL1" draw:id="Slide-256">
        <draw:frame draw:id="id86" presentation:style-name="a425" draw:name="Title 1" svg:x="0.93546in" svg:y="0.94386in" svg:width="6.57009in" svg:height="5.45266in" presentation:class="title" presentation:placeholder="false">
          <draw:text-box>
            <text:p text:style-name="a424" text:class-names="" text:cond-style-name=""><text:span text:style-name="a418" text:class-names="">Reformer<text:line-break/></text:span><text:span text:style-name="a419" text:class-names="">The Efficient Transformer<text:line-break/><text:line-break/></text:span><text:span text:style-name="a420" text:class-names="">Nikita Kitaev, Łukasz Kaiser, Anselm Levskaya<text:line-break/></text:span><text:span text:style-name="a421" text:class-names="">Published as a conference paper at ICLR 2020</text:span><text:span text:style-name="a422" text:class-names=""><text:line-break/></text:span><text:span text:style-name="a423" text:class-names=""/></text:p>
          </draw:text-box>
          <svg:title/>
          <svg:desc/>
        </draw:frame>
        <draw:frame draw:id="id87" presentation:style-name="a441" draw:name="Subtitle 2" svg:x="8.36667in" svg:y="5.23333in" svg:width="4.78889in" svg:height="2.15556in" presentation:class="subtitle" presentation:placeholder="false">
          <draw:text-box>
            <text:p text:style-name="a427" text:class-names="" text:cond-style-name=""><text:span text:style-name="a426" text:class-names="">Presentation by:</text:span></text:p>
            <text:p text:style-name="a431" text:class-names="" text:cond-style-name=""><text:span text:style-name="a428" text:class-names="">Nadira Ahmadi and Hanan Al<text:s text:c="1"/></text:span><text:span text:style-name="a429" text:class-names="">Hujaily</text:span><text:span text:style-name="a430" text:class-names=""/></text:p>
            <text:p text:style-name="a433" text:class-names="" text:cond-style-name=""><text:span text:style-name="a432" text:class-names=""/></text:p>
            <text:p text:style-name="a440" text:class-names="" text:cond-style-name=""><text:span text:style-name="a434" text:class-names="">11</text:span><text:span text:style-name="a435" text:class-names="">/</text:span><text:span text:style-name="a436" text:class-names="">01</text:span><text:span text:style-name="a437" text:class-names="">/202</text:span><text:span text:style-name="a438" text:class-names="">4</text:span><text:span text:style-name="a439" text:class-names=""/></text:p>
          </draw:text-box>
          <svg:title/>
          <svg:desc/>
        </draw:frame>
        <draw:frame draw:id="id88" draw:style-name="a442" draw:name="Picture 4" svg:x="11.09657in" svg:y="0.11111in" svg:width="2.05898in" svg:height="2.05898in" style:rel-width="scale" style:rel-height="scale">
          <draw:image xlink:href="media/image1.jpeg" xlink:type="simple" xlink:show="embed" xlink:actuate="onLoad"/>
          <svg:title/>
          <svg:desc>A qr code with a white background

Description automatically generated</svg:desc>
        </draw:frame>
      </draw:page>
      <draw:page draw:name="Slide2" draw:style-name="a443" draw:master-page-name="Master1-Layout2-obj-Title-and-Content" presentation:presentation-page-layout-name="Master1-PPL2" draw:id="Slide-257">
        <draw:frame draw:id="id89" presentation:style-name="a448" draw:name="Title 1" svg:x="0.7031in" svg:y="0.77112in" svg:width="4.17467in" svg:height="5.68405in" presentation:class="title" presentation:placeholder="false">
          <draw:text-box>
            <text:p text:style-name="a447" text:class-names="" text:cond-style-name=""><text:span text:style-name="a444" text:class-names="">Outlines:<text:line-break/></text:span><text:span text:style-name="a445" text:class-names="">1. Overview of the Reformer<text:line-break/>2. Reversible Layers<text:line-break/>3. Complexity in Attention<text:line-break/>4. LSH Attention<text:line-break/>5. Experiments and Results</text:span><text:span text:style-name="a446" text:class-names=""/></text:p>
          </draw:text-box>
          <svg:title/>
          <svg:desc/>
        </draw:frame>
        <draw:frame draw:id="id90" draw:style-name="a453" draw:name="TextBox 3" svg:x="5.60833in" svg:y="4.82073in" svg:width="5.19722in" svg:height="0.70684in">
          <draw:text-box>
            <text:p text:style-name="a450" text:class-names="" text:cond-style-name=""><text:span text:style-name="a449" text:class-names=""/></text:p>
            <text:p text:style-name="a452" text:class-names="" text:cond-style-name=""><text:span text:style-name="a451" text:class-names="">Results<text:s text:c="1"/></text:span></text:p>
          </draw:text-box>
          <svg:title/>
          <svg:desc/>
        </draw:frame>
        <draw:custom-shape svg:x="5.24167in" svg:y="1.06111in" svg:width="0.36667in" svg:height="0.38889in" draw:id="id91" draw:style-name="a458" draw:name="Oval 4">
          <svg:title/>
          <svg:desc/>
          <text:p text:style-name="a456" text:class-names="" text:cond-style-name=""><text:span text:style-name="a454" text:class-names="">1</text:span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24306in" svg:y="2.02222in" svg:width="0.36667in" svg:height="0.38889in" draw:id="id92" draw:style-name="a463" draw:name="Oval 5">
          <svg:title/>
          <svg:desc/>
          <text:p text:style-name="a461" text:class-names="" text:cond-style-name=""><text:span text:style-name="a459" text:class-names="">2</text:span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24167in" svg:y="3.06944in" svg:width="0.36667in" svg:height="0.38889in" draw:id="id93" draw:style-name="a468" draw:name="Oval 6">
          <svg:title/>
          <svg:desc/>
          <text:p text:style-name="a466" text:class-names="" text:cond-style-name=""><text:span text:style-name="a464" text:class-names="">3</text:span><text:span text:style-name="a4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24167in" svg:y="4.04167in" svg:width="0.36667in" svg:height="0.38889in" draw:id="id94" draw:style-name="a473" draw:name="Oval 7">
          <svg:title/>
          <svg:desc/>
          <text:p text:style-name="a471" text:class-names="" text:cond-style-name=""><text:span text:style-name="a469" text:class-names="">4</text:span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24167in" svg:y="5.08889in" svg:width="0.36667in" svg:height="0.38889in" draw:id="id95" draw:style-name="a478" draw:name="Oval 8">
          <svg:title/>
          <svg:desc/>
          <text:p text:style-name="a476" text:class-names="" text:cond-style-name=""><text:span text:style-name="a474" text:class-names="">5</text:span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6" draw:style-name="a481" draw:name="TextBox 9" svg:x="5.60833in" svg:y="1.08712in" svg:width="5.75245in" svg:height="0.40391in">
          <draw:text-box>
            <text:p text:style-name="a480" text:class-names="" text:cond-style-name=""><text:span text:style-name="a479" text:class-names="">Efficient and faster Transformer alternative<text:s text:c="1"/></text:span></text:p>
          </draw:text-box>
          <svg:title/>
          <svg:desc/>
        </draw:frame>
        <draw:frame draw:id="id97" draw:style-name="a486" draw:name="TextBox 10" svg:x="5.60833in" svg:y="2.03333in" svg:width="5.05556in" svg:height="0.70684in">
          <draw:text-box>
            <text:p text:style-name="a483" text:class-names="" text:cond-style-name=""><text:span text:style-name="a482" text:class-names="">Memory-Efficient training in Reformer<text:s text:c="1"/></text:span></text:p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8" draw:style-name="a491" draw:name="TextBox 11" svg:x="5.60833in" svg:y="3.10491in" svg:width="7.84861in" svg:height="0.70684in">
          <draw:text-box>
            <text:p text:style-name="a488" text:class-names="" text:cond-style-name=""><text:span text:style-name="a487" text:class-names="">O(L^2) to O(L) Enhancing efficiency on long sequences</text:span></text:p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9" draw:style-name="a496" draw:name="TextBox 12" svg:x="5.60833in" svg:y="4.07778in" svg:width="4.78889in" svg:height="0.70684in">
          <draw:text-box>
            <text:p text:style-name="a493" text:class-names="" text:cond-style-name=""><text:span text:style-name="a492" text:class-names="">Locality Sensitive Hashing</text:span></text:p>
            <text:p text:style-name="a495" text:class-names="" text:cond-style-name=""><text:span text:style-name="a494" text:class-names=""/></text:p>
          </draw:text-box>
          <svg:title/>
          <svg:desc/>
        </draw:frame>
      </draw:page>
      <draw:page draw:name="Slide4" draw:style-name="a497" draw:master-page-name="Master1-Layout2-obj-Title-and-Content" presentation:presentation-page-layout-name="Master1-PPL2" draw:id="Slide-259">
        <draw:frame draw:id="id100" presentation:style-name="a501" draw:name="Title 1" svg:x="0.7031in" svg:y="0.77112in" svg:width="3.73138in" svg:height="5.68405in" presentation:class="title" presentation:placeholder="false">
          <draw:text-box>
            <text:p text:style-name="a500" text:class-names="" text:cond-style-name=""><text:span text:style-name="a498" text:class-names="">Overview of the Reformer</text:span><text:span text:style-name="a499" text:class-names=""/></text:p>
          </draw:text-box>
          <svg:title/>
          <svg:desc/>
        </draw:frame>
        <draw:frame draw:id="id101" presentation:style-name="a517" draw:name="Content Placeholder 2" svg:x="5.41333in" svg:y="0.80891in" svg:width="7.05334in" svg:height="5.68405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Improvement in Memory Efficiency, Trade-off speed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Take advantages of sparsity of attention to attend to longer sequences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Reversible Layers (as in RevNets)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Approximate attention based on LSH nearest-neighbors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  <draw:frame draw:id="id102" draw:style-name="a521" draw:name="TextBox 3" svg:x="0.03333in" svg:y="7.05418in" svg:width="0.71111in" svg:height="0.37025in">
          <draw:text-box>
            <text:p text:style-name="a520" text:class-names="" text:cond-style-name=""><text:span text:style-name="a518" text:class-names="">1</text:span><text:span text:style-name="a519" text:class-names=""/></text:p>
          </draw:text-box>
          <svg:title/>
          <svg:desc/>
        </draw:frame>
      </draw:page>
      <draw:page draw:name="Slide5" draw:style-name="a522" draw:master-page-name="Master1-Layout2-obj-Title-and-Content" presentation:presentation-page-layout-name="Master1-PPL2" draw:id="Slide-260">
        <draw:frame draw:id="id103" presentation:style-name="a526" draw:name="Title 1" svg:x="0.7031in" svg:y="0.77112in" svg:width="3.73138in" svg:height="5.68405in" presentation:class="title" presentation:placeholder="false">
          <draw:text-box>
            <text:p text:style-name="a525" text:class-names="" text:cond-style-name=""><text:span text:style-name="a523" text:class-names="">Reversible Layers</text:span><text:span text:style-name="a524" text:class-names=""/></text:p>
          </draw:text-box>
          <svg:title/>
          <svg:desc/>
        </draw:frame>
        <draw:frame draw:id="id104" presentation:style-name="a567" draw:name="Content Placeholder 2" svg:x="5.74667in" svg:y="0.77112in" svg:width="6.75023in" svg:height="6.20666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Avoid having to store activations in each layer.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Normal residual layer performs a function that operates in single input and produce a single output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4"/>x <text:s text:c="10"/>y <text:s text:c="1"/>that has the form y = x + F(x)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Reversible layer works on pairs of inputs and outputs: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3"/>(x1,x2) <text:s text:c="12"/>(y1,y2)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5" text:class-names="">Applying<text:s text:c="1"/></text:span><text:span text:style-name="a546" text:class-names="">RevNet</text:span><text:span text:style-name="a547" text:class-names=""><text:s text:c="1"/>idea to Transformer by combining attention and feed-forward layers inside the<text:s text:c="1"/></text:span><text:span text:style-name="a548" text:class-names="">revnet</text:span><text:span text:style-name="a549" text:class-names=""><text:s text:c="1"/>block.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4"/>Y1 = X1 + Attention (X2) <text:s text:c="8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58" text:class-names=""><text:s text:c="4"/>Y2 = X2 +<text:s text:c="1"/></text:span><text:span text:style-name="a559" text:class-names="">FeedForward</text:span><text:span text:style-name="a560" text:class-names=""><text:s text:c="1"/>(Y1)</text:span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connector draw:type="line" svg:x1="7.15556in" svg:y1="3.65556in" svg:x2="8.22222in" svg:y2="3.65556in" draw:id="id105" draw:style-name="a569" draw:name="Straight Arrow Connector 4">
          <svg:title/>
          <svg:desc/>
        </draw:connector>
        <draw:connector draw:type="line" svg:x1="6.46667in" svg:y1="2.5in" svg:x2="7.26667in" svg:y2="2.5in" draw:id="id106" draw:style-name="a571" draw:name="Straight Arrow Connector 5">
          <svg:title/>
          <svg:desc/>
        </draw:connector>
        <draw:frame draw:id="id107" draw:style-name="a575" draw:name="TextBox 8" svg:x="0.03333in" svg:y="7.05418in" svg:width="0.71111in" svg:height="0.37025in">
          <draw:text-box>
            <text:p text:style-name="a574" text:class-names="" text:cond-style-name=""><text:span text:style-name="a572" text:class-names="">2</text:span><text:span text:style-name="a573" text:class-names=""/></text:p>
          </draw:text-box>
          <svg:title/>
          <svg:desc/>
        </draw:frame>
      </draw:page>
      <draw:page draw:name="Slide6" draw:style-name="a576" draw:master-page-name="Master1-Layout2-obj-Title-and-Content" presentation:presentation-page-layout-name="Master1-PPL2" draw:id="Slide-261">
        <draw:frame draw:id="id108" presentation:style-name="a580" draw:name="Title 1" svg:x="0.7031in" svg:y="0.77112in" svg:width="3.73138in" svg:height="5.68405in" presentation:class="title" presentation:placeholder="false">
          <draw:text-box>
            <text:p text:style-name="a579" text:class-names="" text:cond-style-name=""><text:span text:style-name="a577" text:class-names="">Complexity in Attention</text:span><text:span text:style-name="a578" text:class-names=""/></text:p>
          </draw:text-box>
          <svg:title/>
          <svg:desc/>
        </draw:frame>
        <draw:frame draw:id="id109" presentation:style-name="a597" draw:name="Content Placeholder 2" svg:x="5.88in" svg:y="0.77112in" svg:width="6.75023in" svg:height="5.68405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Standard Attention used in Transformer: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Memory-efficient Attention:<text:s text:c="1"/></text:span><text:span text:style-name="a594" text:class-names=""/></text:p>
              </text:list-item>
            </text:list>
          </draw:text-box>
          <svg:title/>
          <svg:desc/>
        </draw:frame>
        <draw:frame draw:id="id110" draw:style-name="a598" draw:name="Picture 8" svg:x="7.24445in" svg:y="3.09108in" svg:width="4.37699in" svg:height="0.93702in" style:rel-width="scale" style:rel-height="scale">
          <draw:image xlink:href="media/image2.png" xlink:type="simple" xlink:show="embed" xlink:actuate="onLoad"/>
          <svg:title/>
          <svg:desc/>
        </draw:frame>
        <draw:frame draw:id="id111" draw:style-name="a599" draw:name="Picture 10" svg:x="8.14817in" svg:y="5.3071in" svg:width="2.89548in" svg:height="0.60402in" style:rel-width="scale" style:rel-height="scale">
          <draw:image xlink:href="media/image3.png" xlink:type="simple" xlink:show="embed" xlink:actuate="onLoad"/>
          <svg:title/>
          <svg:desc/>
        </draw:frame>
        <draw:frame draw:id="id112" draw:style-name="a603" draw:name="TextBox 5" svg:x="0.03333in" svg:y="7.05418in" svg:width="0.71111in" svg:height="0.37025in">
          <draw:text-box>
            <text:p text:style-name="a602" text:class-names="" text:cond-style-name=""><text:span text:style-name="a600" text:class-names="">3</text:span><text:span text:style-name="a601" text:class-names=""/></text:p>
          </draw:text-box>
          <svg:title/>
          <svg:desc/>
        </draw:frame>
      </draw:page>
      <draw:page draw:name="Slide7" draw:style-name="a604" draw:master-page-name="Master1-Layout2-obj-Title-and-Content" presentation:presentation-page-layout-name="Master1-PPL2" draw:id="Slide-262">
        <draw:frame draw:id="id113" presentation:style-name="a608" draw:name="Title 1" svg:x="0.7031in" svg:y="0.77112in" svg:width="3.73138in" svg:height="5.68405in" presentation:class="title" presentation:placeholder="false">
          <draw:text-box>
            <text:p text:style-name="a607" text:class-names="" text:cond-style-name=""><text:span text:style-name="a605" text:class-names="">LSH Attention</text:span><text:span text:style-name="a606" text:class-names=""/></text:p>
          </draw:text-box>
          <svg:title/>
          <svg:desc/>
        </draw:frame>
        <draw:frame draw:id="id114" presentation:style-name="a622" draw:name="Content Placeholder 2" svg:x="5.34667in" svg:y="0.13927in" svg:width="6.75023in" svg:height="3.61073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Normal Attention for single query position i at a time: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LSH Attention function:</text:span><text:span text:style-name="a619" text:class-names=""/></text:p>
              </text:list-item>
            </text:list>
          </draw:text-box>
          <svg:title/>
          <svg:desc/>
        </draw:frame>
        <draw:frame draw:id="id115" draw:style-name="a623" draw:name="Picture 4" svg:x="5.82578in" svg:y="1.91308in" svg:width="5.2845in" svg:height="0.54688in" style:rel-width="scale" style:rel-height="scale">
          <draw:image xlink:href="media/image4.png" xlink:type="simple" xlink:show="embed" xlink:actuate="onLoad"/>
          <svg:title/>
          <svg:desc/>
        </draw:frame>
        <draw:frame draw:id="id116" draw:style-name="a624" draw:name="Picture 6" svg:x="7.09in" svg:y="3.32281in" svg:width="2.75606in" svg:height="0.58068in" style:rel-width="scale" style:rel-height="scale">
          <draw:image xlink:href="media/image5.png" xlink:type="simple" xlink:show="embed" xlink:actuate="onLoad"/>
          <svg:title/>
          <svg:desc/>
        </draw:frame>
        <draw:frame draw:id="id117" draw:style-name="a625" draw:name="Picture 8" svg:x="6.33555in" svg:y="3.93682in" svg:width="6.19328in" svg:height="3.04096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629" draw:name="TextBox 9" svg:x="0.03333in" svg:y="7.05418in" svg:width="0.71111in" svg:height="0.37025in">
          <draw:text-box>
            <text:p text:style-name="a628" text:class-names="" text:cond-style-name=""><text:span text:style-name="a626" text:class-names="">4</text:span><text:span text:style-name="a627" text:class-names=""/></text:p>
          </draw:text-box>
          <svg:title/>
          <svg:desc/>
        </draw:frame>
      </draw:page>
      <draw:page draw:name="Slide8" draw:style-name="a630" draw:master-page-name="Master1-Layout2-obj-Title-and-Content" presentation:presentation-page-layout-name="Master1-PPL2" draw:id="Slide-263">
        <draw:frame draw:id="id119" presentation:style-name="a634" draw:name="Title 1" svg:x="0.7031in" svg:y="0.77112in" svg:width="3.73138in" svg:height="5.68405in" presentation:class="title" presentation:placeholder="false">
          <draw:text-box>
            <text:p text:style-name="a633" text:class-names="" text:cond-style-name=""><text:span text:style-name="a631" text:class-names="">Experiments and Results</text:span><text:span text:style-name="a632" text:class-names=""/></text:p>
          </draw:text-box>
          <svg:title/>
          <svg:desc/>
        </draw:frame>
        <draw:frame draw:id="id120" presentation:style-name="a643" draw:name="Content Placeholder 2" svg:x="5.88in" svg:y="0.77112in" svg:width="6.75023in" svg:height="1.8288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5" text:class-names="">Effect of shared query-key space and reversibility on performance on<text:s text:c="1"/></text:span><text:span text:style-name="a636" text:class-names="">enwik8</text:span><text:span text:style-name="a637" text:class-names=""><text:s text:c="1"/>and<text:s text:c="1"/></text:span><text:span text:style-name="a638" text:class-names="">imagenet64</text:span><text:span text:style-name="a639" text:class-names=""><text:s text:c="1"/>training.</text:span><text:span text:style-name="a640" text:class-names=""/></text:p>
              </text:list-item>
            </text:list>
          </draw:text-box>
          <svg:title/>
          <svg:desc/>
        </draw:frame>
        <draw:frame draw:id="id121" draw:style-name="a644" draw:name="Picture 4" svg:x="5.71101in" svg:y="2.6in" svg:width="7.08821in" svg:height="4.2321in" style:rel-width="scale" style:rel-height="scale">
          <draw:image xlink:href="media/image7.png" xlink:type="simple" xlink:show="embed" xlink:actuate="onLoad"/>
          <svg:title/>
          <svg:desc/>
        </draw:frame>
        <draw:frame draw:id="id122" draw:style-name="a648" draw:name="TextBox 5" svg:x="0.03333in" svg:y="7.05418in" svg:width="0.71111in" svg:height="0.37025in">
          <draw:text-box>
            <text:p text:style-name="a647" text:class-names="" text:cond-style-name=""><text:span text:style-name="a645" text:class-names="">5</text:span><text:span text:style-name="a646" text:class-names=""/></text:p>
          </draw:text-box>
          <svg:title/>
          <svg:desc/>
        </draw:frame>
      </draw:page>
      <draw:page draw:name="Slide9" draw:style-name="a649" draw:master-page-name="Master1-Layout2-obj-Title-and-Content" presentation:presentation-page-layout-name="Master1-PPL2" draw:id="Slide-264">
        <draw:frame draw:id="id123" presentation:style-name="a653" draw:name="Title 1" svg:x="0.7031in" svg:y="0.77112in" svg:width="3.73138in" svg:height="5.68405in" presentation:class="title" presentation:placeholder="false">
          <draw:text-box>
            <text:p text:style-name="a652" text:class-names="" text:cond-style-name=""><text:span text:style-name="a650" text:class-names="">Experiments and Results</text:span><text:span text:style-name="a651" text:class-names=""/></text:p>
          </draw:text-box>
          <svg:title/>
          <svg:desc/>
        </draw:frame>
        <draw:frame draw:id="id124" draw:style-name="a654" draw:name="Picture 6" svg:x="6.29916in" svg:y="0.19227in" svg:width="5.75724in" svg:height="3.38212in" style:rel-width="scale" style:rel-height="scale">
          <draw:image xlink:href="media/image8.png" xlink:type="simple" xlink:show="embed" xlink:actuate="onLoad"/>
          <svg:title/>
          <svg:desc/>
        </draw:frame>
        <draw:frame draw:id="id125" draw:style-name="a655" draw:name="Picture 8" svg:x="6.22138in" svg:y="3.77439in" svg:width="6.02114in" svg:height="3.40295in" style:rel-width="scale" style:rel-height="scale">
          <draw:image xlink:href="media/image9.png" xlink:type="simple" xlink:show="embed" xlink:actuate="onLoad"/>
          <svg:title/>
          <svg:desc/>
        </draw:frame>
        <draw:frame draw:id="id126" draw:style-name="a659" draw:name="TextBox 9" svg:x="0.03333in" svg:y="7.05418in" svg:width="0.71111in" svg:height="0.37025in">
          <draw:text-box>
            <text:p text:style-name="a658" text:class-names="" text:cond-style-name=""><text:span text:style-name="a656" text:class-names="">6</text:span><text:span text:style-name="a657" text:class-names=""/></text:p>
          </draw:text-box>
          <svg:title/>
          <svg:desc/>
        </draw:frame>
      </draw:page>
      <draw:page draw:name="Slide10" draw:style-name="a660" draw:master-page-name="Master1-Layout2-obj-Title-and-Content" presentation:presentation-page-layout-name="Master1-PPL2" draw:id="Slide-265">
        <draw:frame draw:id="id127" presentation:style-name="a664" draw:name="Title 1" svg:x="0.7031in" svg:y="0.77112in" svg:width="3.73138in" svg:height="5.68405in" presentation:class="title" presentation:placeholder="false">
          <draw:text-box>
            <text:p text:style-name="a663" text:class-names="" text:cond-style-name=""><text:span text:style-name="a661" text:class-names="">Conclusion<text:s text:c="1"/></text:span><text:span text:style-name="a662" text:class-names=""/></text:p>
          </draw:text-box>
          <svg:title/>
          <svg:desc/>
        </draw:frame>
        <draw:frame draw:id="id128" presentation:style-name="a680" draw:name="Content Placeholder 2" svg:x="5.88in" svg:y="0.77112in" svg:width="6.75023in" svg:height="5.68405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65" text:class-names="">Reformer</text:span><text:span text:style-name="a666" text:class-names=""><text:s text:c="1"/>combines the modelling capacity of a Transformer with an architecture that can be executed efficiently on<text:s text:c="1"/></text:span><text:span text:style-name="a667" text:class-names="">long</text:span><text:span text:style-name="a668" text:class-names=""><text:s text:c="1"/></text:span><text:span text:style-name="a669" text:class-names="">sequences</text:span><text:span text:style-name="a670" text:class-names=""><text:s text:c="1"/>and with<text:s text:c="1"/></text:span><text:span text:style-name="a671" text:class-names="">small</text:span><text:span text:style-name="a672" text:class-names=""><text:s text:c="1"/></text:span><text:span text:style-name="a673" text:class-names="">memory</text:span><text:span text:style-name="a674" text:class-names=""><text:s text:c="1"/></text:span><text:span text:style-name="a675" text:class-names="">use</text:span><text:span text:style-name="a676" text:class-names=""><text:s text:c="1"/>even for models with large number of layers.</text:span><text:span text:style-name="a677" text:class-names=""/></text:p>
              </text:list-item>
            </text:list>
          </draw:text-box>
          <svg:title/>
          <svg:desc/>
        </draw:frame>
        <draw:frame draw:id="id129" draw:style-name="a684" draw:name="TextBox 3" svg:x="0.03333in" svg:y="7.05418in" svg:width="0.71111in" svg:height="0.37025in">
          <draw:text-box>
            <text:p text:style-name="a683" text:class-names="" text:cond-style-name=""><text:span text:style-name="a681" text:class-names="">7</text:span><text:span text:style-name="a682" text:class-names=""/></text:p>
          </draw:text-box>
          <svg:title/>
          <svg:desc/>
        </draw:frame>
      </draw:page>
      <draw:page draw:name="Slide12" draw:style-name="a685" draw:master-page-name="Master1-Layout2-obj-Title-and-Content" presentation:presentation-page-layout-name="Master1-PPL2" draw:id="Slide-267">
        <draw:frame draw:id="id130" presentation:style-name="a689" draw:name="Title 1" svg:x="0.7031in" svg:y="0.77112in" svg:width="3.73138in" svg:height="5.68405in" presentation:class="title" presentation:placeholder="false">
          <draw:text-box>
            <text:p text:style-name="a688" text:class-names="" text:cond-style-name=""><text:span text:style-name="a686" text:class-names="">END</text:span><text:span text:style-name="a687" text:class-names=""/></text:p>
          </draw:text-box>
          <svg:title/>
          <svg:desc/>
        </draw:frame>
        <draw:frame draw:id="id131" draw:style-name="a690" draw:name="Picture 2" svg:x="7.76294in" svg:y="2.41106in" svg:width="2.72516in" svg:height="2.67788in" style:rel-width="scale" style:rel-height="scale">
          <draw:image xlink:href="media/image10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93546in" svg:y="0.94386in" svg:width="6.57009in" svg:height="5.45266in"/>
      <presentation:placeholder presentation:object="subtitle" svg:x="8.96473in" svg:y="0.94386in" svg:width="3.6655in" svg:height="5.59938in"/>
      <presentation:placeholder presentation:object="date-time" svg:x="8.96473in" svg:y="6.9in" svg:width="2.35251in" svg:height="0.5in"/>
      <presentation:placeholder presentation:object="footer" svg:x="0.93546in" svg:y="6.9in" svg:width="6.57009in" svg:height="0.5in"/>
      <presentation:placeholder presentation:object="page-number" svg:x="11.55862in" svg:y="6.9in" svg:width="1.07161in" svg:height="0.5in"/>
    </style:presentation-page-layout>
    <style:presentation-page-layout style:name="Master1-PPL2" style:display-name="Title and Content">
      <presentation:placeholder presentation:object="title" svg:x="0.7031in" svg:y="0.77112in" svg:width="3.73138in" svg:height="5.68405in"/>
      <presentation:placeholder presentation:object="object" svg:x="5.88in" svg:y="0.77112in" svg:width="6.75023in" svg:height="5.68405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3" style:display-name="Section Header">
      <presentation:placeholder presentation:object="title" svg:x="0.86977in" svg:y="1.53793in" svg:width="11.5854in" svg:height="2.84103in"/>
      <presentation:placeholder presentation:object="outline" svg:x="3.08214in" svg:y="4.95172in" svg:width="7.17303in" svg:height="1.71724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4" style:display-name="Two Content">
      <presentation:placeholder presentation:object="title" svg:x="0.7031in" svg:y="0.77112in" svg:width="3.73138in" svg:height="5.68405in"/>
      <presentation:placeholder presentation:object="object" svg:x="5.88in" svg:y="0.77112in" svg:width="6.75023in" svg:height="2.62888in"/>
      <presentation:placeholder presentation:object="object" svg:x="5.88in" svg:y="4.1in" svg:width="6.75023in" svg:height="2.56667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5" style:display-name="Comparison">
      <presentation:placeholder presentation:object="outline" svg:x="5.87999in" svg:y="0.72069in" svg:width="6.74368in" svg:height="0.5in"/>
      <presentation:placeholder presentation:object="object" svg:x="5.88in" svg:y="1.22069in" svg:width="6.74368in" svg:height="2.25517in"/>
      <presentation:placeholder presentation:object="outline" svg:x="5.88in" svg:y="3.96227in" svg:width="6.74368in" svg:height="0.5in"/>
      <presentation:placeholder presentation:object="object" svg:x="5.88in" svg:y="4.48641in" svg:width="6.74368in" svg:height="2.26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  <presentation:placeholder presentation:object="title" svg:x="0.7031in" svg:y="0.77112in" svg:width="3.73138in" svg:height="5.68405in"/>
    </style:presentation-page-layout>
    <style:presentation-page-layout style:name="Master1-PPL6" style:display-name="Title Only">
      <presentation:placeholder presentation:object="title" svg:x="0.7031in" svg:y="0.77112in" svg:width="3.73138in" svg:height="5.68405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7" style:display-name="Blank"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8" style:display-name="Content with Caption">
      <presentation:placeholder presentation:object="title" svg:x="9.57241in" svg:y="0.7in" svg:width="3.05781in" svg:height="2.79063in"/>
      <presentation:placeholder presentation:object="object" svg:x="0.69862in" svg:y="0.7in" svg:width="7.62215in" svg:height="5.96667in"/>
      <presentation:placeholder presentation:object="outline" svg:x="9.57241in" svg:y="3.52559in" svg:width="3.05781in" svg:height="3.14107in"/>
      <presentation:placeholder presentation:object="date-time" svg:x="9.57241in" svg:y="6.9in" svg:width="1.89655in" svg:height="0.5in"/>
      <presentation:placeholder presentation:object="footer" svg:x="0.69862in" svg:y="6.9in" svg:width="7.64859in" svg:height="0.5in"/>
      <presentation:placeholder presentation:object="page-number" svg:x="11.55862in" svg:y="6.9in" svg:width="1.07161in" svg:height="0.5in"/>
    </style:presentation-page-layout>
    <style:presentation-page-layout style:name="Master1-PPL9" style:display-name="Picture with Caption">
      <presentation:placeholder presentation:object="title" svg:x="9.66207in" svg:y="0.7in" svg:width="2.96816in" svg:height="2.94828in"/>
      <presentation:placeholder presentation:object="graphic" svg:x="0in" svg:y="0in" svg:width="9.02077in" svg:height="7.5in"/>
      <presentation:placeholder presentation:object="outline" svg:x="9.66207in" svg:y="3.75in" svg:width="2.96816in" svg:height="2.74281in"/>
      <presentation:placeholder presentation:object="date-time" svg:x="9.66207in" svg:y="6.9in" svg:width="1.8in" svg:height="0.5in"/>
      <presentation:placeholder presentation:object="page-number" svg:x="11.55862in" svg:y="6.9in" svg:width="1.07161in" svg:height="0.5in"/>
      <presentation:placeholder presentation:object="footer" svg:x="0.7in" svg:y="6.9in" svg:width="5.40966in" svg:height="0.5in"/>
    </style:presentation-page-layout>
    <style:presentation-page-layout style:name="Master1-PPL10" style:display-name="Title and Vertical Text">
      <presentation:placeholder presentation:object="title" svg:x="0.7031in" svg:y="0.77112in" svg:width="3.73138in" svg:height="5.68405in"/>
      <presentation:placeholder presentation:object="outline" svg:x="5.88in" svg:y="0.77112in" svg:width="6.75023in" svg:height="5.68405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11" style:display-name="Vertical Title and Text">
      <presentation:placeholder presentation:object="title" svg:x="10.14651in" svg:y="0.5545in" svg:width="1.71875in" svg:height="5.83982in"/>
      <presentation:placeholder presentation:object="outline" svg:x="3.20833in" svg:y="0.57346in" svg:width="6.51747in" svg:height="5.82086in"/>
      <presentation:placeholder presentation:object="date-time" svg:x="10.14651in" svg:y="6.88606in" svg:width="2.74059in" svg:height="0.39931in"/>
      <presentation:placeholder presentation:object="footer" svg:x="3.20833in" svg:y="6.88606in" svg:width="6.51747in" svg:height="0.39931in"/>
      <presentation:placeholder presentation:object="page-number" svg:x="9.55233in" svg:y="3.12031in" svg:width="5.88721in" svg:height="0.6608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77" draw:style="radial" draw:cx="0%" draw:cy="100%" draw:start-color="#bdb3b6" draw:end-color="#c5bdbf" draw:start-intensity="100%" draw:end-intensity="100%"/>
    <draw:gradient draw:name="a467" draw:style="radial" draw:cx="0%" draw:cy="100%" draw:start-color="#bdb3b6" draw:end-color="#c5bdbf" draw:start-intensity="100%" draw:end-intensity="100%"/>
    <draw:gradient draw:name="a472" draw:style="radial" draw:cx="0%" draw:cy="100%" draw:start-color="#bdb3b6" draw:end-color="#c5bdbf" draw:start-intensity="100%" draw:end-intensity="100%"/>
    <draw:gradient draw:name="a457" draw:style="radial" draw:cx="0%" draw:cy="100%" draw:start-color="#bdb3b6" draw:end-color="#c5bdbf" draw:start-intensity="100%" draw:end-intensity="100%"/>
    <draw:gradient draw:name="a462" draw:style="radial" draw:cx="0%" draw:cy="100%" draw:start-color="#bdb3b6" draw:end-color="#c5bdbf" draw:start-intensity="100%" draw:end-intensity="100%"/>
    <draw:marker draw:name="a568" svg:viewBox="0 0 20 30" svg:d="m10 0-10 30h20z"/>
    <draw:marker draw:name="a57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61111in" style:font-size-asian="0.61111in" style:font-size-complex="0.61111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">
      <style:text-properties fo:text-transform="uppercase" fo:color="#97a7b8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61111in" style:font-size-asian="0.61111in" style:font-size-complex="0.6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3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12in" fo:padding-bottom="0.1in" fo:padding-left="0.12in" fo:padding-right="0.12in" draw:textarea-vertical-align="top" draw:textarea-horizontal-align="left" draw:fill="solid" draw:fill-color="#d2d7d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12in" fo:padding-bottom="0.1in" fo:padding-left="0.12in" fo:padding-right="0.12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9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3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7778in" style:font-size-asian="0.27778in" style:font-size-complex="0.27778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97a7b8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3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30466d" draw:opacity="100%" draw:stroke="solid" svg:stroke-width="0in" svg:stroke-color="#30466d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Meiryo" fo:font-size="0.83333in" style:font-size-asian="0.83333in" style:font-size-complex="0.8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Meiryo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ebede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4167in" svg:stroke-color="#595959" svg:stroke-opacity="100%" draw:stroke-linejoin="miter" svg:stroke-linecap="butt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65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28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3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52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7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0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46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0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6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2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8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397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22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text:list-style style:name="a168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4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9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3.4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9in" text:min-label-width="0.35in"/>
        <style:text-properties fo:font-family="Corbel" style:font-family-generic="swiss" style:font-pitch="variable" fo:font-size="100%"/>
      </text:list-level-style-bullet>
    </text:list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hojiVTI" style:page-layout-name="pageLayout1" draw:style-name="a0">
      <draw:custom-shape svg:x="5.16in" svg:y="0in" svg:width="8.17334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7031in" svg:y="0.77112in" svg:width="3.73138in" svg:height="5.68405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5.88in" svg:y="0.77112in" svg:width="6.75023in" svg:height="5.6840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0.7031in" svg:y="6.9in" svg:width="3.73138in" svg:height="0.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1/11/2024</text:date></text:span></text:p>
        </draw:text-box>
        <svg:title/>
        <svg:desc/>
      </draw:frame>
      <draw:frame draw:id="id4" presentation:style-name="a31" draw:name="Footer Placeholder 4" svg:x="5.88in" svg:y="6.9in" svg:width="5.40966in" svg:height="0.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1.55862in" svg:y="6.9in" svg:width="1.07161in" svg:height="0.5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draw:custom-shape svg:width="7.5in" svg:height="0.07in" draw:id="id6" draw:style-name="a37" draw:transform="translate(-3.75in -0.035in) rotate(-1.5708) translate(5.125in 3.75in)" draw:name="Rectangle 20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8">
      <draw:custom-shape svg:x="8.28276in" svg:y="0in" svg:width="5.05058in" svg:height="7.5in" draw:id="id7" draw:style-name="a41" draw:name="Rectangle 3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7326in" svg:y="0.03472in" svg:width="0in" svg:height="0.00174in" draw:id="id8" draw:style-name="a44" draw:name="Freeform 5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 2" draw:enhanced-path="M ?f0 ?f0 L ?f1 ?f0 ?f0 ?f1 ?f0 ?f0 Z N" draw:text-areas="?f4 ?f4 ?f5 ?f5">
          <draw:equation draw:name="f0" draw:formula="0"/>
          <draw:equation draw:name="f1" draw:formula="2"/>
          <draw:equation draw:name="f2" draw:formula="?f1 - ?f0"/>
          <draw:equation draw:name="f3" draw:formula="?f2 / 2"/>
          <draw:equation draw:name="f4" draw:formula="0 / ?f3"/>
          <draw:equation draw:name="f5" draw:formula="?f1 / ?f3"/>
        </draw:enhanced-geometry>
      </draw:custom-shape>
      <draw:frame draw:id="id9" presentation:style-name="a48" draw:name="Title 1" svg:x="0.93546in" svg:y="0.94386in" svg:width="6.57009in" svg:height="5.45266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0" presentation:style-name="a52" draw:name="Subtitle 2" svg:x="8.96473in" svg:y="0.94386in" svg:width="3.6655in" svg:height="5.5993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custom-shape svg:width="7.5in" svg:height="0.07in" draw:id="id11" draw:style-name="a55" draw:transform="translate(-3.75in -0.035in) rotate(-1.5708) translate(8.23514in 3.75in)" draw:name="Rectangle 6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9" draw:name="Date Placeholder 12" svg:x="8.96473in" svg:y="6.9in" svg:width="2.35251in" svg:height="0.5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1/11/2024</text:date></text:span></text:p>
        </draw:text-box>
        <svg:title/>
        <svg:desc/>
      </draw:frame>
      <draw:frame draw:id="id13" presentation:style-name="a62" draw:name="Footer Placeholder 14" svg:x="0.93546in" svg:y="6.9in" svg:width="6.57009in" svg:height="0.5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Slide Number Placeholder 26" svg:x="11.55862in" svg:y="6.9in" svg:width="1.07161in" svg:height="0.5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6">
      <draw:custom-shape svg:x="5.16in" svg:y="0in" svg:width="8.17334in" svg:height="7.5in" draw:id="id15" draw:layer="Master1-bg" draw:style-name="a69" draw:name="Rectangle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in" svg:height="0.07in" draw:id="id16" draw:layer="Master1-bg" draw:style-name="a72" draw:transform="translate(-3.75in -0.035in) rotate(-1.5708) translate(5.125in 3.75in)" draw:name="Rectangle 20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6" draw:name="Title 1" svg:x="0.7031in" svg:y="0.77112in" svg:width="3.73138in" svg:height="5.68405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18" presentation:style-name="a92" draw:name="Content Placeholder 2" svg:x="5.88in" svg:y="0.77112in" svg:width="6.75023in" svg:height="5.68405in" presentation:class="object" presentation:placeholder="false">
        <draw:text-box>
          <text:p text:style-name="a78" text:class-names="" text:cond-style-name=""><text:span text:style-name="a77" text:class-names="">Click to edit Master text styles</text:span></text:p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96" draw:name="Date Placeholder 3" svg:x="0.7031in" svg:y="6.9in" svg:width="3.73138in" svg:height="0.5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1/2024</text:date></text:span></text:p>
        </draw:text-box>
        <svg:title/>
        <svg:desc/>
      </draw:frame>
      <draw:frame draw:id="id20" presentation:style-name="a99" draw:name="Footer Placeholder 4" svg:x="5.88in" svg:y="6.9in" svg:width="5.40966in" svg:height="0.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1" presentation:style-name="a102" draw:name="Slide Number Placeholder 5" svg:x="11.55862in" svg:y="6.9in" svg:width="1.07161in" svg:height="0.5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3">
      <draw:custom-shape svg:x="0in" svg:y="4.61in" svg:width="13.33333in" svg:height="2.89in" draw:id="id22" draw:style-name="a106" draw:name="Rectangle 3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0" draw:name="Title 1" svg:x="0.86977in" svg:y="1.53793in" svg:width="11.5854in" svg:height="2.84103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24" presentation:style-name="a114" draw:name="Text Placeholder 2" svg:x="3.08214in" svg:y="4.95172in" svg:width="7.17303in" svg:height="1.71724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draw:frame draw:id="id25" presentation:style-name="a118" draw:name="Date Placeholder 6" svg:x="0.7031in" svg:y="6.9in" svg:width="3.73138in" svg:height="0.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1/11/2024</text:date></text:span></text:p>
        </draw:text-box>
        <svg:title/>
        <svg:desc/>
      </draw:frame>
      <draw:frame draw:id="id26" presentation:style-name="a121" draw:name="Footer Placeholder 7" svg:x="5.88in" svg:y="6.9in" svg:width="5.40966in" svg:height="0.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7" presentation:style-name="a124" draw:name="Slide Number Placeholder 9" svg:x="11.55862in" svg:y="6.9in" svg:width="1.07161in" svg:height="0.5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custom-shape svg:x="0in" svg:y="4.61in" svg:width="13.33in" svg:height="0.07in" draw:id="id28" draw:style-name="a127" draw:name="Rectangle 10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28">
      <draw:custom-shape svg:x="5.16in" svg:y="0in" svg:width="8.17334in" svg:height="7.5in" draw:id="id29" draw:layer="Master1-bg" draw:style-name="a131" draw:name="Rectangle 6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in" svg:height="0.07in" draw:id="id30" draw:layer="Master1-bg" draw:style-name="a134" draw:transform="translate(-3.75in -0.035in) rotate(-1.5708) translate(5.125in 3.75in)" draw:name="Rectangle 20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38" draw:name="Title 1" svg:x="0.7031in" svg:y="0.77112in" svg:width="3.73138in" svg:height="5.68405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title/>
        <svg:desc/>
      </draw:frame>
      <draw:frame draw:id="id32" presentation:style-name="a153" draw:name="Content Placeholder 2" svg:x="5.88in" svg:y="0.77112in" svg:width="6.75023in" svg:height="2.62888in" presentation:class="object" presentation:placeholder="false">
        <draw:text-box>
          <text:p text:style-name="a140" text:class-names="" text:cond-style-name=""><text:span text:style-name="a139" text:class-names="">Edit Master text styles</text:span></text:p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9" draw:name="Content Placeholder 3" svg:x="5.88in" svg:y="4.1in" svg:width="6.75023in" svg:height="2.56667in" presentation:class="object" presentation:placeholder="false">
        <draw:text-box>
          <text:p text:style-name="a155" text:class-names="" text:cond-style-name=""><text:span text:style-name="a154" text:class-names="">Click to edit Master text styles</text:span></text:p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73" draw:name="Date Placeholder 4" svg:x="0.7031in" svg:y="6.9in" svg:width="3.73138in" svg:height="0.5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11/2024</text:date></text:span></text:p>
        </draw:text-box>
        <svg:title/>
        <svg:desc/>
      </draw:frame>
      <draw:frame draw:id="id35" presentation:style-name="a176" draw:name="Footer Placeholder 5" svg:x="5.88in" svg:y="6.9in" svg:width="5.40966in" svg:height="0.5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36" presentation:style-name="a179" draw:name="Slide Number Placeholder 6" svg:x="11.55862in" svg:y="6.9in" svg:width="1.07161in" svg:height="0.5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  <draw:custom-shape svg:width="8.2in" svg:height="0.07in" draw:id="id37" draw:style-name="a182" draw:transform="translate(-4.1in -0.035in) rotate(-3.14159) translate(9.23333in 3.75in)" draw:name="Rectangle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cust-Comparison" style:page-layout-name="pageLayout1" draw:style-name="a183">
      <draw:custom-shape svg:x="5.16in" svg:y="0in" svg:width="8.17334in" svg:height="7.5in" draw:id="id38" draw:layer="Master1-bg" draw:style-name="a186" draw:name="Rectangle 6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in" svg:height="0.07in" draw:id="id39" draw:layer="Master1-bg" draw:style-name="a189" draw:transform="translate(-3.75in -0.035in) rotate(-1.5708) translate(5.125in 3.75in)" draw:name="Rectangle 20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3" draw:name="Text Placeholder 2" svg:x="5.87999in" svg:y="0.72069in" svg:width="6.74368in" svg:height="0.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41" presentation:style-name="a209" draw:name="Content Placeholder 3" svg:x="5.88in" svg:y="1.22069in" svg:width="6.74368in" svg:height="2.25517in" presentation:class="object" presentation:placeholder="false">
        <draw:text-box>
          <text:p text:style-name="a195" text:class-names="" text:cond-style-name=""><text:span text:style-name="a194" text:class-names="">Click to edit Master text styles</text:span></text:p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3" draw:name="Text Placeholder 4" svg:x="5.88in" svg:y="3.96227in" svg:width="6.74368in" svg:height="0.5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</draw:text-box>
        <svg:title/>
        <svg:desc/>
      </draw:frame>
      <draw:frame draw:id="id43" presentation:style-name="a229" draw:name="Content Placeholder 5" svg:x="5.88in" svg:y="4.48641in" svg:width="6.74368in" svg:height="2.26in" presentation:class="object" presentation:placeholder="false">
        <draw:text-box>
          <text:p text:style-name="a215" text:class-names="" text:cond-style-name=""><text:span text:style-name="a214" text:class-names="">Click to edit Master text styles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Fifth level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33" draw:name="Date Placeholder 6" svg:x="0.7031in" svg:y="6.9in" svg:width="3.73138in" svg:height="0.5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1/11/2024</text:date></text:span></text:p>
        </draw:text-box>
        <svg:title/>
        <svg:desc/>
      </draw:frame>
      <draw:frame draw:id="id45" presentation:style-name="a236" draw:name="Footer Placeholder 7" svg:x="5.88in" svg:y="6.9in" svg:width="5.40966in" svg:height="0.5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6" presentation:style-name="a239" draw:name="Slide Number Placeholder 8" svg:x="11.55862in" svg:y="6.9in" svg:width="1.07161in" svg:height="0.5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/></text:span></text:p>
        </draw:text-box>
        <svg:title/>
        <svg:desc/>
      </draw:frame>
      <draw:frame draw:id="id47" presentation:style-name="a243" draw:name="Title 9" svg:x="0.7031in" svg:y="0.77112in" svg:width="3.73138in" svg:height="5.6840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custom-shape svg:width="8.2in" svg:height="0.07in" draw:id="id48" draw:style-name="a246" draw:transform="translate(-4.1in -0.035in) rotate(-3.14159) translate(9.23333in 3.75in)" draw:name="Rectangle 11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47">
      <draw:custom-shape svg:x="5.16in" svg:y="0in" svg:width="8.17334in" svg:height="7.5in" draw:id="id49" draw:layer="Master1-bg" draw:style-name="a250" draw:name="Rectangle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in" svg:height="0.07in" draw:id="id50" draw:layer="Master1-bg" draw:style-name="a253" draw:transform="translate(-3.75in -0.035in) rotate(-1.5708) translate(5.125in 3.75in)" draw:name="Rectangle 20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7" draw:name="Title 1" svg:x="0.7031in" svg:y="0.77112in" svg:width="3.73138in" svg:height="5.68405in" presentation:class="title" presentation:placeholder="false">
        <draw:text-box>
          <text:p text:style-name="a256" text:class-names="" text:cond-style-name=""><text:span text:style-name="a254" text:class-names="">Click to edit Master title style</text:span><text:span text:style-name="a255" text:class-names=""/></text:p>
        </draw:text-box>
        <svg:title/>
        <svg:desc/>
      </draw:frame>
      <draw:frame draw:id="id52" presentation:style-name="a261" draw:name="Date Placeholder 2" svg:x="0.7031in" svg:y="6.9in" svg:width="3.73138in" svg:height="0.5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1/11/2024</text:date></text:span></text:p>
        </draw:text-box>
        <svg:title/>
        <svg:desc/>
      </draw:frame>
      <draw:frame draw:id="id53" presentation:style-name="a264" draw:name="Footer Placeholder 3" svg:x="5.88in" svg:y="6.9in" svg:width="5.40966in" svg:height="0.5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4" presentation:style-name="a267" draw:name="Slide Number Placeholder 4" svg:x="11.55862in" svg:y="6.9in" svg:width="1.07161in" svg:height="0.5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68">
      <draw:frame draw:id="id55" presentation:style-name="a272" draw:name="Date Placeholder 4" svg:x="0.7031in" svg:y="6.9in" svg:width="3.73138in" svg:height="0.5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1/2024</text:date></text:span></text:p>
        </draw:text-box>
        <svg:title/>
        <svg:desc/>
      </draw:frame>
      <draw:frame draw:id="id56" presentation:style-name="a275" draw:name="Footer Placeholder 5" svg:x="5.88in" svg:y="6.9in" svg:width="5.40966in" svg:height="0.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7" presentation:style-name="a278" draw:name="Slide Number Placeholder 6" svg:x="11.55862in" svg:y="6.9in" svg:width="1.07161in" svg:height="0.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9">
      <draw:custom-shape svg:x="0in" svg:y="0in" svg:width="9.02077in" svg:height="7.5in" draw:id="id58" draw:style-name="a282" draw:name="Rectangle 4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86" draw:name="Title 1" svg:x="9.57241in" svg:y="0.7in" svg:width="3.05781in" svg:height="2.79063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60" presentation:style-name="a302" draw:name="Content Placeholder 2" svg:x="0.69862in" svg:y="0.7in" svg:width="7.62215in" svg:height="5.96667in" presentation:class="object" presentation:placeholder="false">
        <draw:text-box>
          <text:p text:style-name="a288" text:class-names="" text:cond-style-name=""><text:span text:style-name="a287" text:class-names="">Click to edit Master text styles</text:span></text:p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Fifth level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06" draw:name="Text Placeholder 3" svg:x="9.57241in" svg:y="3.52559in" svg:width="3.05781in" svg:height="3.1410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Edit Master text styles</text:span></text:p>
            </text:list-item>
          </text:list>
        </draw:text-box>
        <svg:title/>
        <svg:desc/>
      </draw:frame>
      <draw:custom-shape svg:width="7.5in" svg:height="0.07in" draw:id="id62" draw:style-name="a309" draw:transform="translate(-3.75in -0.035in) rotate(-1.5708) translate(9.05577in 3.75in)" draw:name="Rectangle 8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313" draw:name="Date Placeholder 9" svg:x="9.57241in" svg:y="6.9in" svg:width="1.89655in" svg:height="0.5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1/11/2024</text:date></text:span></text:p>
        </draw:text-box>
        <svg:title/>
        <svg:desc/>
      </draw:frame>
      <draw:frame draw:id="id64" presentation:style-name="a316" draw:name="Footer Placeholder 10" svg:x="0.69862in" svg:y="6.9in" svg:width="7.64859in" svg:height="0.5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65" presentation:style-name="a319" draw:name="Slide Number Placeholder 11" svg:x="11.55862in" svg:y="6.9in" svg:width="1.07161in" svg:height="0.5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20">
      <draw:frame draw:id="id66" presentation:style-name="a324" draw:name="Title 1" svg:x="9.66207in" svg:y="0.7in" svg:width="2.96816in" svg:height="2.94828in" presentation:class="title" presentation:placeholder="false">
        <draw:text-box>
          <text:p text:style-name="a323" text:class-names="" text:cond-style-name=""><text:span text:style-name="a321" text:class-names="">Click to edit Master title style</text:span><text:span text:style-name="a322" text:class-names=""/></text:p>
        </draw:text-box>
        <svg:title/>
        <svg:desc/>
      </draw:frame>
      <draw:frame draw:id="id67" presentation:style-name="a328" draw:name="Picture Placeholder 2" svg:x="0in" svg:y="0in" svg:width="9.02077in" svg:height="7.5in" presentation:class="graphic" presentation:placeholder="false">
        <draw:text-box>
          <text:p text:style-name="a327" text:class-names="" text:cond-style-name=""><text:span text:style-name="a325" text:class-names="">Click icon to add picture</text:span><text:span text:style-name="a326" text:class-names=""/></text:p>
        </draw:text-box>
        <svg:title/>
        <svg:desc/>
      </draw:frame>
      <draw:frame draw:id="id68" presentation:style-name="a332" draw:name="Text Placeholder 3" svg:x="9.66207in" svg:y="3.75in" svg:width="2.96816in" svg:height="2.7428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custom-shape svg:width="7.5in" svg:height="0.07in" draw:id="id69" draw:style-name="a335" draw:transform="translate(-3.75in -0.035in) rotate(-1.5708) translate(9.05577in 3.75in)" draw:name="Rectangle 8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39" draw:name="Date Placeholder 4" svg:x="9.66207in" svg:y="6.9in" svg:width="1.8in" svg:height="0.5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1/11/2024</text:date></text:span></text:p>
        </draw:text-box>
        <svg:title/>
        <svg:desc/>
      </draw:frame>
      <draw:frame draw:id="id71" presentation:style-name="a342" draw:name="Slide Number Placeholder 6" svg:x="11.55862in" svg:y="6.9in" svg:width="1.07161in" svg:height="0.5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draw:frame draw:id="id72" presentation:style-name="a345" draw:name="Footer Placeholder 5" svg:x="0.7in" svg:y="6.9in" svg:width="5.40966in" svg:height="0.5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5.16in" svg:y="0in" svg:width="8.17334in" svg:height="7.5in" draw:id="id73" draw:layer="Master1-bg" draw:style-name="a349" draw:name="Rectangle 6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in" svg:height="0.07in" draw:id="id74" draw:layer="Master1-bg" draw:style-name="a352" draw:transform="translate(-3.75in -0.035in) rotate(-1.5708) translate(5.125in 3.75in)" draw:name="Rectangle 20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56" draw:name="Title 1" svg:x="0.7031in" svg:y="0.77112in" svg:width="3.73138in" svg:height="5.6840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76" presentation:style-name="a373" draw:name="Vertical Text Placeholder 2" svg:x="5.88in" svg:y="0.77112in" svg:width="6.75023in" svg:height="5.68405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ifth le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7" draw:name="Date Placeholder 3" svg:x="0.7031in" svg:y="6.9in" svg:width="3.73138in" svg:height="0.5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1/11/2024</text:date></text:span></text:p>
        </draw:text-box>
        <svg:title/>
        <svg:desc/>
      </draw:frame>
      <draw:frame draw:id="id78" presentation:style-name="a380" draw:name="Footer Placeholder 4" svg:x="5.88in" svg:y="6.9in" svg:width="5.40966in" svg:height="0.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9" presentation:style-name="a383" draw:name="Slide Number Placeholder 5" svg:x="11.55862in" svg:y="6.9in" svg:width="1.07161in" svg:height="0.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4">
      <draw:frame draw:id="id80" presentation:style-name="a388" draw:name="Vertical Title 1" svg:x="10.14651in" svg:y="0.5545in" svg:width="1.71875in" svg:height="5.83982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81" presentation:style-name="a405" draw:name="Vertical Text Placeholder 2" svg:x="3.20833in" svg:y="0.57346in" svg:width="6.51747in" svg:height="5.82086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09" draw:name="Date Placeholder 3" svg:x="10.14651in" svg:y="6.88606in" svg:width="2.74059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/11/2024</text:date></text:span></text:p>
        </draw:text-box>
        <svg:title/>
        <svg:desc/>
      </draw:frame>
      <draw:frame draw:id="id83" presentation:style-name="a412" draw:name="Footer Placeholder 4" svg:x="3.20833in" svg:y="6.88606in" svg:width="6.51747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84" presentation:style-name="a415" draw:transform="translate(-2.9436in -0.33042in) rotate(-1.5708) translate(12.49593in 3.45073in)" draw:name="Slide Number Placeholder 5" svg:width="5.88721in" svg:height="0.66084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draw:connector draw:type="line" svg:x1="9.96455in" svg:y1="0.625in" svg:x2="9.96455in" svg:y2="6.39432in" draw:id="id85" draw:style-name="a416" draw:name="Straight Connector 6">
        <svg:title>Rule Line</svg:title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former The Efficient Transformer  Nikita Kitaev, Łukasz Kaiser, Anselm Levskaya Published as a conference paper at ICLR 2020 </dc:title>
    <meta:initial-creator>Nadira Ahmadi</meta:initial-creator>
    <dc:creator>Nadira Ahmadi</dc:creator>
    <meta:creation-date>2023-12-21T12:11:16Z</meta:creation-date>
    <dc:date>2024-01-12T07:41:19Z</dc:date>
    <meta:template xlink:href="Shoji" xlink:type="simple"/>
    <meta:editing-cycles>8</meta:editing-cycles>
    <meta:editing-duration>PT83780S</meta:editing-duration>
    <meta:document-statistic meta:paragraph-count="57" meta:word-count="325"/>
  </office:meta>
</office:document-meta>
</file>